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Lukas Helman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6]+0.6*[.J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C7]*(0.4*(0.2*[.E7]+0.4*[.F7]+0.4*[.G7])+0.6*(0.4*[.I7]+0.6*[.J7]))*[.K7]" office:value-type="float" office:value="0.1" calcext:value-type="float">
            <text:p>0.1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[.C8]*(0.4*(0.2*[.E8]+0.4*[.F8]+0.4*[.G8])+0.6*(0.4*[.I8]+0.6*[.J8]))*[.K8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C9]*(0.4*(0.2*[.E9]+0.4*[.F9]+0.4*[.G9])+0.6*(0.4*[.I9]+0.6*[.J9]))*[.K9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1:20:39.6880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16T11:23:16.096774000</dc:date>
    <meta:editing-duration>PT2H20M5S</meta:editing-duration>
    <meta:editing-cycles>14</meta:editing-cycles>
    <meta:generator>LibreOffice/5.1.6.2$MacOSX_X86_64 LibreOffice_project/07ac168c60a517dba0f0d7bc7540f5afa45f0909</meta:generator>
    <meta:document-statistic meta:table-count="1" meta:cell-count="72" meta:object-count="0"/>
  </office:meta>
</office:document-meta>
</file>